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1" svg:font-family="'Latin Modern'"/>
    <style:font-face style:name="Latin Modern Mono" svg:font-family="'Latin Modern Mono'"/>
    <style:font-face style:name="Latin Modern Roman" svg:font-family="'Latin Modern Roman'"/>
    <style:font-face style:name="Latin Modern" svg:font-family="'Latin Moder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2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1.148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847cm"/>
    </style:style>
    <style:style style:name="gr10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font-name="Utopia" fo:font-size="10pt" style:font-size-asian="10pt" style:font-size-complex="10pt"/>
    </style:style>
    <style:style style:name="P9" style:family="paragraph">
      <style:paragraph-properties fo:text-align="center"/>
      <style:text-properties style:font-name="Latin Modern Roman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font-name="MS Reference Sans Serif" fo:font-size="11pt" style:font-size-asian="11pt" style:font-size-complex="11pt"/>
    </style:style>
    <style:style style:name="P11" style:family="paragraph">
      <style:paragraph-properties fo:text-align="center"/>
      <style:text-properties style:font-name="Latin Modern Roman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style:font-name="Utopia" fo:font-size="11pt" style:font-size-asian="11pt" style:font-size-complex="11pt"/>
    </style:style>
    <style:style style:name="T1" style:family="text"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atin Modern Mono" fo:font-size="10pt" style:font-size-asian="10pt" style:font-size-complex="10pt"/>
    </style:style>
    <style:style style:name="T4" style:family="text">
      <style:text-properties style:font-name="Latin Modern Mon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atin Modern Mono"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atin Modern Roman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topia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atin Modern Mono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atin Modern Mono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atin Modern Roman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S Reference Sans Serif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S Reference Sans Serif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topia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1.651cm" svg:x="3.379cm" svg:y="2.134cm">
          <text:p><text:span text:style-name="T1">Language Virtualization</text:span><text:span text:style-name="T2"> <text:s/></text:span><text:span text:style-name="T3">⟦</text:span><text:span text:style-name="T4">if</text:span><text:span text:style-name="T3">(c) t </text:span><text:span text:style-name="T4">else</text:span><text:span text:style-name="T3"> e⟧ = ifThenElse[</text:span><text:span text:style-name="T5">T</text:span><text:span text:style-name="T3">](c, t, 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889cm" svg:height="0.764cm" svg:x="10.042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4.224cm" svg:height="3.783cm" svg:x="3.375cm" svg:y="4.6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13.502cm" svg:y="5.953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556cm" svg:height="2.159cm" svg:x="3.834cm" svg:y="5.84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683cm" svg:height="2.159cm" svg:x="8.601cm" svg:y="5.92cm">
          <text:p text:style-name="P2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.165cm" svg:height="0.685cm" svg:x="7.409cm" svg:y="6.6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165cm" svg:height="0.685cm" svg:x="12.308cm" svg:y="6.6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405cm" svg:height="1.143cm" svg:x="3.358cm" svg:y="4.81cm">
          <draw:text-box>
            <text:p text:style-name="P6"><text:span text:style-name="T6">DSL Intrinisification</text:span></text:p>
          </draw:text-box>
        </draw:frame>
        <draw:frame draw:style-name="gr7" draw:text-style-name="P8" draw:layer="layout" svg:width="10.579cm" svg:height="1.398cm" svg:x="8.607cm" svg:y="4.682cm">
          <draw:text-box>
            <text:p text:style-name="P7"><text:span text:style-name="T7"><text:s/></text:span><text:span text:style-name="T8">⟦</text:span><text:span text:style-name="T9">var</text:span><text:span text:style-name="T8"> b: Int = varDef(0)⟧ = </text:span></text:p>
            <text:p text:style-name="P7"><text:span text:style-name="T9"><text:s text:c="2"/></text:span><text:span text:style-name="T9">var</text:span><text:span text:style-name="T8"> b: Rep[Int] = </text:span><text:span text:style-name="T9">this</text:span><text:span text:style-name="T8">.varDef(lift[Int](1))</text:span></text:p>
          </draw:text-box>
        </draw:frame>
        <draw:frame draw:style-name="gr8" draw:text-style-name="P9" draw:layer="layout" svg:width="3.937cm" svg:height="1.283cm" svg:x="3.64cm" svg:y="5.691cm">
          <draw:text-box>
            <text:p text:style-name="P9"><text:span text:style-name="T10">Constants and</text:span></text:p>
            <text:p text:style-name="P9"><text:span text:style-name="T10">Free Variables</text:span></text:p>
          </draw:text-box>
        </draw:frame>
        <draw:frame draw:style-name="gr6" draw:text-style-name="P10" draw:layer="layout" svg:width="4.691cm" svg:height="1.656cm" svg:x="3.602cm" svg:y="6.729cm">
          <draw:text-box>
            <text:p text:style-name="P7"><text:span text:style-name="T8">⟦</text:span><text:span text:style-name="T8">1⟧ = lift[Int](1)</text:span></text:p>
            <text:p text:style-name="P7"><text:span text:style-name="T8">⟦</text:span><text:span text:style-name="T8">x⟧ = hole[Int](id)</text:span></text:p>
            <text:p text:style-name="P7"><text:span text:style-name="T11"><text:s/></text:span></text:p>
          </draw:text-box>
        </draw:frame>
        <draw:frame draw:style-name="gr8" draw:text-style-name="P11" draw:layer="layout" svg:width="3.937cm" svg:height="1.016cm" svg:x="8.493cm" svg:y="5.909cm">
          <draw:text-box>
            <text:p text:style-name="P11"><text:span text:style-name="T1">Types</text:span></text:p>
          </draw:text-box>
        </draw:frame>
        <draw:frame draw:style-name="gr8" draw:text-style-name="P9" draw:layer="layout" svg:width="3.937cm" svg:height="1.016cm" svg:x="13.373cm" svg:y="5.953cm">
          <draw:text-box>
            <text:p text:style-name="P9"><text:span text:style-name="T10">Operations</text:span></text:p>
          </draw:text-box>
        </draw:frame>
        <draw:frame draw:style-name="gr9" draw:text-style-name="P10" draw:layer="layout" svg:width="4.246cm" svg:height="1.127cm" svg:x="8.451cm" svg:y="6.95cm">
          <draw:text-box>
            <text:p text:style-name="P7"><text:span text:style-name="T12"><text:s text:c="2"/></text:span><text:span text:style-name="T8">⟦</text:span><text:span text:style-name="T8">Int⟧ = Rep[Int]</text:span></text:p>
            <text:p text:style-name="P7"><text:span text:style-name="T13"/></text:p>
          </draw:text-box>
        </draw:frame>
        <draw:frame draw:style-name="gr9" draw:text-style-name="P12" draw:layer="layout" svg:width="4.191cm" svg:height="1.199cm" svg:x="13.319cm" svg:y="6.725cm">
          <draw:text-box>
            <text:p text:style-name="P7"><text:span text:style-name="T7"><text:s text:c="2"/></text:span><text:span text:style-name="T8">⟦</text:span><text:span text:style-name="T8">varDef(t)⟧ = </text:span></text:p>
            <text:p text:style-name="P7"><text:span text:style-name="T8"><text:s text:c="5"/></text:span><text:span text:style-name="T9">this</text:span><text:span text:style-name="T8">.varDef(t)</text:span></text:p>
          </draw:text-box>
        </draw:frame>
        <draw:frame draw:style-name="gr10" draw:layer="layout" svg:width="0.68cm" svg:height="0.963cm" svg:x="10.402cm" svg:y="13.622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1" svg:font-family="'Latin Modern'"/>
    <style:font-face style:name="Latin Modern Mono" svg:font-family="'Latin Modern Mono'"/>
    <style:font-face style:name="Latin Modern Roman" svg:font-family="'Latin Modern Roman'"/>
    <style:font-face style:name="Latin Modern" svg:font-family="'Latin Moder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2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jin Jovanovic</meta:initial-creator>
    <meta:creation-date>2015-09-20T21:09:30.741783301</meta:creation-date>
    <dc:date>2015-10-06T16:32:09.122906191</dc:date>
    <meta:editing-duration>P1DT20H22M33S</meta:editing-duration>
    <meta:editing-cycles>11</meta:editing-cycles>
    <meta:generator>LibreOffice/4.2.8.2$Linux_X86_64 LibreOffice_project/420m0$Build-2</meta:generator>
    <meta:printed-by>Vojin Jovanovic</meta:printed-by>
    <meta:print-date>2015-09-20T21:49:40.228639065</meta:print-date>
    <dc:creator>Vojin Jovanovic</dc:creator>
    <meta:document-statistic meta:object-count="17"/>
  </office:meta>
</office:document-meta>
</file>